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авить информацию</text:p>
      <text:p text:style-name="P1">Параметры блока адаптера</text:p>
      <text:p text:style-name="P1">напряжение питания + 4.95</text:p>
      <text:p text:style-name="P1">напряжения питания 2 + 12.1</text:p>
      <text:p text:style-name="P1">напряжения питания 3</text:p>
      <text:p text:style-name="P1"/>
      <text:p text:style-name="P1"/>
      <text:p text:style-name="P1">выключатили каналов на первую страницу</text:p>
      <text:p text:style-name="P1"/>
      <text:p text:style-name="P1">Ошибка ввода текста</text:p>
      <text:p text:style-name="P1"/>
      <text:p text:style-name="P1">Добавить название датчиков напротив каналов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4H4M40S</meta:editing-duration>
    <meta:editing-cycles>4</meta:editing-cycles>
    <meta:generator>OpenOffice/4.1.2$Win32 OpenOffice.org_project/412m3$Build-9782</meta:generator>
    <dc:date>2016-05-28T14:09:09.08</dc:date>
    <meta:document-statistic meta:table-count="0" meta:image-count="0" meta:object-count="0" meta:page-count="1" meta:paragraph-count="8" meta:word-count="30" meta:character-count="215"/>
    <meta:user-defined meta:name="Info 1"/>
    <meta:user-defined meta:name="Info 2"/>
    <meta:user-defined meta:name="Info 3"/>
    <meta:user-defined meta:name="Info 4"/>
  </office:meta>
</office:document-meta>
</file>